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STUS AND PAUL (25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STUS AND PAUL (25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governor and the plotters (25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governor and the plotters (25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request (2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refusal (25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ESTUS AND PAUL (25:1-1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governor and the plotters (25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governor and the prisoner (25:6-12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governor and the prisoner (25:6-12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ccusations (25:6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nswer (25: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easement (25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peal (25:10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FESTUS AND PAUL (25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governor and the plotters (25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governor and the prisoner (25:6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STUS AND PAUL (25:1-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STUS AND AGRIPPA (25:13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FESTUS AND AGRIPPA (25:13-27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information about Paul (25:13-22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-title-Title-Slide" presentation:presentation-page-layout-name="Master1-PPL1" draw:id="Slide-264">
        <draw:frame draw:id="id99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information about Paul (25:13-22):<text:s text:c="1"/></text:span><text:span text:style-name="a543" text:class-names=""/></text:p>
          </draw:text-box>
          <svg:title/>
          <svg:desc/>
        </draw:frame>
        <draw:frame draw:id="id100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review by Festus (25:13-21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review by Festus (25:13-21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talks about Paul's accusers (25:13-19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talks about Paul's appeal (25:20-21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information about Paul (25:13-22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review by Festus (25:13-21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quest by Agrippa (25:2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ESTUS AND AGRIPPA (25:13-2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information about Paul (25:13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introduction of Paul (25:23-2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ACTS 25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FESTUS AND PAUL (25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FESTUS AND AGRIPPA (25:13-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5 </dc:title>
    <meta:initial-creator>David STRICKLAND</meta:initial-creator>
    <dc:creator>David STRICKLAND</dc:creator>
    <meta:creation-date>2020-02-22T17:30:05Z</meta:creation-date>
    <dc:date>2020-02-22T17:30:05Z</dc:date>
    <meta:template xlink:href="BibleStudy" xlink:type="simple"/>
    <meta:editing-cycles>1</meta:editing-cycles>
    <meta:editing-duration>PT0S</meta:editing-duration>
    <meta:document-statistic meta:paragraph-count="37" meta:word-count="255"/>
  </office:meta>
</office:document-meta>
</file>